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5" style:family="table">
      <style:table-properties style:width="17.013cm" fo:margin-left="0cm" fo:margin-right="-0.012cm" table:align="margins"/>
    </style:style>
    <style:style style:name="Tabella5.A" style:family="table-column">
      <style:table-column-properties style:column-width="17.013cm" style:rel-column-width="65535*"/>
    </style:style>
    <style:style style:name="Tabella5.A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819cm" table:align="margins"/>
    </style:style>
    <style:style style:name="Tabella6.A" style:family="table-column">
      <style:table-column-properties style:column-width="8.408cm" style:rel-column-width="32764*"/>
    </style:style>
    <style:style style:name="Tabella6.B" style:family="table-column">
      <style:table-column-properties style:column-width="8.41cm" style:rel-column-width="32771*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8.213cm" table:align="margins"/>
    </style:style>
    <style:style style:name="Tabella7.A" style:family="table-column">
      <style:table-column-properties style:column-width="8.213cm" style:rel-column-width="6553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8.218cm" table:align="margins"/>
    </style:style>
    <style:style style:name="Tabella8.A" style:family="table-column">
      <style:table-column-properties style:column-width="8.218cm" style:rel-column-width="65535*"/>
    </style:style>
    <style:style style:name="Tabella8.A1" style:family="table-cell">
      <style:table-cell-properties fo:padding="0.097cm" fo:border="none"/>
    </style:style>
    <style:style style:name="Tabella8.A2" style:family="table-cell">
      <style:table-cell-properties fo:padding-left="0.4cm" fo:padding-right="0.101cm" fo:padding-top="0.101cm" fo:padding-bottom="0.101cm" fo:border="none"/>
    </style:style>
    <style:style style:name="Tabella8.A3" style:family="table-cell">
      <style:table-cell-properties fo:padding="0.101cm" fo:border="none"/>
    </style:style>
    <style:style style:name="Tabella9" style:family="table">
      <style:table-properties style:width="8.202cm" table:align="left"/>
    </style:style>
    <style:style style:name="Tabella9.A" style:family="table-column">
      <style:table-column-properties style:column-width="8.202cm"/>
    </style:style>
    <style:style style:name="Tabella9.A1" style:family="table-cell">
      <style:table-cell-properties fo:padding="0.097cm" fo:border="none"/>
    </style:style>
    <style:style style:name="Tabella9.A2" style:family="table-cell">
      <style:table-cell-properties fo:padding-left="0.4cm" fo:padding-right="0.101cm" fo:padding-top="0.049cm" fo:padding-bottom="0.049cm" fo:border="none"/>
    </style:style>
    <style:style style:name="Tabella1" style:family="table">
      <style:table-properties style:width="17.013cm" fo:margin-left="0cm" fo:margin-right="-0.012cm" table:align="margins"/>
    </style:style>
    <style:style style:name="Tabella1.A" style:family="table-column">
      <style:table-column-properties style:column-width="5.186cm" style:rel-column-width="19976*"/>
    </style:style>
    <style:style style:name="Tabella1.B" style:family="table-column">
      <style:table-column-properties style:column-width="11.827cm" style:rel-column-width="45559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-left="0.002cm solid #000000" fo:border-right="none" fo:border-top="none" fo:border-bottom="none"/>
    </style:style>
    <style:style style:name="Tabella2" style:family="table">
      <style:table-properties style:width="8.599cm" table:align="left"/>
    </style:style>
    <style:style style:name="Tabella2.A" style:family="table-column">
      <style:table-column-properties style:column-width="8.599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7.013cm" fo:margin-left="0cm" fo:margin-right="-0.012cm" table:align="margins"/>
    </style:style>
    <style:style style:name="Tabella3.A" style:family="table-column">
      <style:table-column-properties style:column-width="5.186cm" style:rel-column-width="19976*"/>
    </style:style>
    <style:style style:name="Tabella3.B" style:family="table-column">
      <style:table-column-properties style:column-width="11.827cm" style:rel-column-width="45559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-left="0.002cm solid #000000" fo:border-right="none" fo:border-top="none" fo:border-bottom="none"/>
    </style:style>
    <style:style style:name="Tabella4" style:family="table">
      <style:table-properties style:width="8.599cm" table:align="left"/>
    </style:style>
    <style:style style:name="Tabella4.A" style:family="table-column">
      <style:table-column-properties style:column-width="8.599cm"/>
    </style:style>
    <style:style style:name="Tabella4.A1" style:family="table-cell">
      <style:table-cell-properties fo:padding="0.097cm" fo:border="none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rebuchet MS"/>
    </style:style>
    <style:style style:name="P4" style:family="paragraph" style:parent-style-name="Standard">
      <style:text-properties style:font-name="Trebuchet MS" fo:font-size="12pt" style:font-size-asian="12pt" style:font-size-complex="12pt"/>
    </style:style>
    <style:style style:name="P5" style:family="paragraph" style:parent-style-name="Standard">
      <style:text-properties style:font-name="Trebuchet MS" fo:font-size="6pt" fo:font-weight="bold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6pt" fo:font-weight="bold" style:font-size-asian="5.25pt" style:font-weight-asian="bold" style:font-size-complex="6pt" style:font-weight-complex="bold"/>
    </style:style>
    <style:style style:name="P7" style:family="paragraph" style:parent-style-name="Standard">
      <style:text-properties style:font-name="Trebuchet MS" fo:font-size="6pt" fo:font-style="normal" fo:font-weight="bold" style:font-name-asian="Times New Roman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Trebuchet MS" fo:font-size="10.5pt" style:font-size-asian="10.5pt" style:font-size-complex="10.5pt"/>
    </style:style>
    <style:style style:name="P10" style:family="paragraph" style:parent-style-name="Standard">
      <style:paragraph-properties fo:text-align="end" style:justify-single-word="false"/>
      <style:text-properties style:font-name="Trebuchet MS" fo:font-size="10.5pt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rebuchet MS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60pt" fo:font-weight="bold" style:font-size-asian="60pt" style:font-weight-asian="bold" style:font-size-complex="6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rebuchet MS"/>
    </style:style>
    <style:style style:name="P1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17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10pt" style:font-size-asian="10pt" style:font-size-complex="10pt"/>
    </style:style>
    <style:style style:name="P1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20" style:family="paragraph" style:parent-style-name="Standard">
      <style:paragraph-properties fo:margin-left="0.291cm" fo:margin-right="0cm" fo:text-indent="0cm" style:auto-text-indent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291cm" fo:margin-right="0cm" fo:text-indent="0cm" style:auto-text-indent="false" style:text-autospace="none"/>
    </style:style>
    <style:style style:name="P22" style:family="paragraph" style:parent-style-name="Standard">
      <style:paragraph-properties fo:break-before="page"/>
      <style:text-properties style:font-name="Trebuchet MS" fo:font-size="6pt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rebuchet MS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rebuchet MS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rebuchet MS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Trebuchet MS" fo:font-size="10pt" style:font-size-asian="8.75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rebuchet MS" fo:font-size="10pt" style:font-size-asian="8.75pt" style:font-size-complex="10pt"/>
    </style:style>
    <style:style style:name="P28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margin-left="0.256cm" fo:margin-right="-0.009cm" fo:text-indent="0cm" style:auto-text-indent="false" style:text-autospace="none"/>
    </style:style>
    <style:style style:name="P34" style:family="paragraph" style:parent-style-name="Table_20_Contents">
      <style:paragraph-properties fo:margin-left="0cm" fo:margin-right="-0.009cm" fo:text-indent="0cm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font-size="8pt" fo:font-style="normal" style:font-name-asian="Times New Roman" style:font-size-asian="8pt" style:font-style-asian="normal" style:font-name-complex="Times New Roman" style:font-size-complex="8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setLang(user.context_lang)&gt;</text:placeholder></text:p>
      <text:p text:style-name="P2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8"><text:placeholder text:placeholder-type="text">&lt;company.partner_id.name or ''&gt;</text:placeholder></text:p>
            <text:p text:style-name="P16"/>
            <text:p text:style-name="P31"><text:placeholder text:placeholder-type="text">&lt;company.partner_id.address and company.partner_id.address[0].street or ''&gt;</text:placeholder> <text:placeholder text:placeholder-type="text">&lt;company.partner_id.address and company.partner_id.address[0].street2 or ''&gt;</text:placeholder></text:p>
            <text:p text:style-name="P32"><text:span text:style-name="T8"><text:placeholder text:placeholder-type="text">&lt;company.partner_id.address and company.partner_id.address[0].zip or ''&gt;</text:placeholder></text:span><text:span text:style-name="T8"> </text:span><text:span text:style-name="T8"><text:placeholder text:placeholder-type="text">&lt;company.partner_id.address and company.partner_id.address[0].city or ''&gt;</text:placeholder></text:span></text:p>
            <text:p text:style-name="P19"><text:span text:style-name="T10">Tel: </text:span><text:span text:style-name="T8"><text:placeholder text:placeholder-type="text">&lt;company.partner_id.address and company.partner_id.address[0].phone or ''&gt;</text:placeholder></text:span></text:p>
            <text:p text:style-name="P21"><text:span text:style-name="T4">Fax: </text:span><text:span text:style-name="T9"><text:placeholder text:placeholder-type="text">&lt;company.partner_id.address and company.partner_id.address[0].fax or ''&gt;</text:placeholder></text:span></text:p>
            <text:p text:style-name="P19"><text:span text:style-name="T10">Email: </text:span><text:s/><text:span text:style-name="T8"><text:placeholder text:placeholder-type="text">&lt;company.partner_id.address and company.partner_id.address[0].email or ''&gt;</text:placeholder></text:span></text:p>
            <text:p text:style-name="P21"><text:span text:style-name="T4">PIVA: </text:span><text:span text:style-name="T6"><text:placeholder text:placeholder-type="text">&lt;company.partner_id.vat or ''&gt;</text:placeholder></text:span></text:p>
          </table:table-cell>
          <table:table-cell table:style-name="Tabella1.B1" office:value-type="string">
            <text:p text:style-name="P8">Ricevuta Deposito</text:p>
          </table:table-cell>
        </table:table-row>
      </table:table>
      <text:p text:style-name="P24"/>
      <text:p text:style-name="P15"/>
      <text:p text:style-name="P1"/>
      <text:p text:style-name="P1"/>
      <text:p text:style-name="P2">Ricevuta num.: <text:span text:style-name="T3"><text:placeholder text:placeholder-type="text">&lt;o.id&gt;</text:placeholder></text:span></text:p>
      <text:p text:style-name="P3">Data consegna <text:span text:style-name="T2"><text:placeholder text:placeholder-type="text">&lt;get_locale_date_from_datetime(o.date_storage) or ''&gt;</text:placeholder></text:span></text:p>
      <text:p text:style-name="P1"/>
      <text:p text:style-name="P1"/>
      <text:p text:style-name="P1">Il sig./ra </text:p>
      <text:p text:style-name="P1"><text:span text:style-name="T1"><text:s text:c="5"/></text:span><text:span text:style-name="T1"><text:placeholder text:placeholder-type="text">&lt;o.partner_id.name&gt;</text:placeholder></text:span></text:p>
      <text:p text:style-name="P1"><text:tab/></text:p>
      <text:p text:style-name="P1">deposita i seguenti pneumatici</text:p>
      <text:p text:style-name="P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23"><text:placeholder text:placeholder-type="text">&lt;if test="o.desc1"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o.desc1&gt;</text:placeholder> DOT <text:placeholder text:placeholder-type="text">&lt;o.dot1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/if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if test="o.desc2"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o.desc2&gt;</text:placeholder> DOT <text:placeholder text:placeholder-type="text">&lt;o.dot2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/if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if test="o.desc3"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o.desc3&gt;</text:placeholder> DOT <text:placeholder text:placeholder-type="text">&lt;o.dot3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/if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if test="o.desc4"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o.desc4&gt;</text:placeholder> DOT <text:placeholder text:placeholder-type="text">&lt;o.dot4&gt;</text:placeholder></text:p>
          </table:table-cell>
        </table:table-row>
        <table:table-row>
          <table:table-cell table:style-name="Tabella2.A1" office:value-type="string">
            <text:p text:style-name="P23"><text:placeholder text:placeholder-type="text">&lt;/if&gt;</text:placeholder></text:p>
          </table:table-cell>
        </table:table-row>
      </table:table>
      <text:p text:style-name="P4"/>
      <text:p text:style-name="P1">Targa automezzo: <text:span text:style-name="T1"><text:placeholder text:placeholder-type="text">&lt;o.name&gt;</text:placeholder></text:span></text:p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Firma</text:p>
      <text:p text:style-name="P1"><text:soft-page-break/></text:p>
      <text:p text:style-name="P1"><text:tab/><text:tab/><text:tab/><text:tab/><text:tab/><text:tab/><text:tab/><text:tab/><text:tab/>…......................</text:p>
      <text:p text:style-name="P1"/>
      <text:p text:style-name="P1"/>
      <text:p text:style-name="P1"/>
      <text:p text:style-name="P5">Autorizzo la società <text:span text:style-name="T11"><text:placeholder text:placeholder-type="text">&lt;company.partner_id.name or ''&gt;</text:placeholder></text:span><text:span text:style-name="T11"> all'eliminazione dei miei pneumatici se non ritirati entro un periodo di 12 (dodici) mesi dal deposito degli stessi. </text:span></text:p>
      <text:p text:style-name="P7">Inoltre accetto e concordo il prezzo pari ad € 2,5 Iva compresa per il deposito presso la Vostra sede di ogni pneumatico di mia proprietà.</text:p>
      <text:p text:style-name="P5"><text:span text:style-name="T11">Si autorizza la società </text:span><text:span text:style-name="T11"><text:placeholder text:placeholder-type="text">&lt;company.partner_id.name or ''&gt;</text:placeholder></text:span><text:span text:style-name="T11"> al trattamento dei dati personali in conformità al decreto legge 196/03.</text:span></text:p>
      <text:p text:style-name="P5"><text:span text:style-name="T11"/></text:p>
      <text:p text:style-name="P22"><text:span text:style-name="T11"/></text:p>
      <text:p text:style-name="P24"><text:placeholder text:placeholder-type="text">&lt;setLang(user.context_lang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8"><text:placeholder text:placeholder-type="text">&lt;company.partner_id.name or ''&gt;</text:placeholder></text:p>
            <text:p text:style-name="P16"/>
            <text:p text:style-name="P31"><text:placeholder text:placeholder-type="text">&lt;company.partner_id.address and company.partner_id.address[0].street or ''&gt;</text:placeholder> <text:placeholder text:placeholder-type="text">&lt;company.partner_id.address and company.partner_id.address[0].street2 or ''&gt;</text:placeholder></text:p>
            <text:p text:style-name="P33"><text:span text:style-name="T7"><text:placeholder text:placeholder-type="text">&lt;company.partner_id.address and company.partner_id.address[0].zip or ''&gt;</text:placeholder></text:span><text:span text:style-name="T7"> </text:span><text:span text:style-name="T7"><text:placeholder text:placeholder-type="text">&lt;company.partner_id.address and company.partner_id.address[0].city or ''&gt;</text:placeholder></text:span></text:p>
          </table:table-cell>
          <table:table-cell table:style-name="Tabella3.B1" office:value-type="string">
            <text:p text:style-name="P8">Ricevuta Deposito Gomme</text:p>
          </table:table-cell>
        </table:table-row>
      </table:table>
      <text:p text:style-name="P24"/>
      <text:p text:style-name="P4"/>
      <text:p text:style-name="P4">Ricevuta num.: <text:span text:style-name="T1"><text:placeholder text:placeholder-type="text">&lt;o.id&gt;</text:placeholder></text:span></text:p>
      <text:p text:style-name="P10">Data consegna <text:span text:style-name="T1"><text:placeholder text:placeholder-type="text">&lt;get_locale_date_from_datetime(o.date_storage) or ''&gt;</text:placeholder></text:span></text:p>
      <text:p text:style-name="P9"/>
      <text:p text:style-name="P9">Il sig./ra </text:p>
      <text:p text:style-name="P9"><text:span text:style-name="T1"><text:s text:c="5"/></text:span><text:span text:style-name="T1"><text:placeholder text:placeholder-type="text">&lt;o.partner_id.name&gt;</text:placeholder></text:span></text:p>
      <text:p text:style-name="P9"><text:tab/></text:p>
      <text:p text:style-name="P9">deposita i seguenti pneumatici</text:p>
      <text:p text:style-name="P9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25"><text:placeholder text:placeholder-type="text">&lt;if test="o.desc1"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o.desc1&gt;</text:placeholder> DOT <text:placeholder text:placeholder-type="text">&lt;o.dot1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/if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if test="o.desc2"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o.desc2&gt;</text:placeholder> DOT <text:placeholder text:placeholder-type="text">&lt;o.dot2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/if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if test="o.desc3"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o.desc3&gt;</text:placeholder> DOT <text:placeholder text:placeholder-type="text">&lt;o.dot3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/if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if test="o.desc4"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o.desc4&gt;</text:placeholder> DOT <text:placeholder text:placeholder-type="text">&lt;o.dot4&gt;</text:placeholder></text:p>
          </table:table-cell>
        </table:table-row>
        <table:table-row>
          <table:table-cell table:style-name="Tabella4.A1" office:value-type="string">
            <text:p text:style-name="P25"><text:placeholder text:placeholder-type="text">&lt;/if&gt;</text:placeholder></text:p>
          </table:table-cell>
        </table:table-row>
      </table:table>
      <text:p text:style-name="P9"/>
      <text:p text:style-name="P9">Targa automezzo: <text:span text:style-name="T1"><text:placeholder text:placeholder-type="text">&lt;o.name&gt;</text:placeholder></text:span></text:p>
      <text:p text:style-name="P9"/>
      <text:p text:style-name="P9"/>
      <text:p text:style-name="P9"><text:tab/><text:tab/><text:tab/><text:tab/><text:tab/><text:tab/><text:tab/><text:tab/><text:tab/><text:tab/>Firma</text:p>
      <text:p text:style-name="P5"/>
      <text:p text:style-name="P5"/>
      <text:p text:style-name="P5">I dati ed ogni altro elemento appresi sia da Voi che dalla nostra società sono soggetti a vincolo reciproco di segretezza secondo quanto regolamentato dal D.lgs 196/03 (Codice in materia di protezione dei dati personali), e trattati soltanto per gli scopi determinati dal rapporto contrattuale e non eccedenti rispetto a tali finalità.</text:p>
      <text:p text:style-name="P5">Autorizzo la società <text:span text:style-name="T11"><text:placeholder text:placeholder-type="text">&lt;company.partner_id.name or ''&gt;</text:placeholder></text:span><text:span text:style-name="T11"> all'eliminazione dei miei pneumatici se non ritirati entro un periodo di 12 (dodici) mesi dal deposito degli stessi. </text:span></text:p>
      <text:p text:style-name="P7">Inoltre accetto e concordo il prezzo pari ad € 2,5 Iva compresa per il deposito presso la Vostra sede di ogni pneumatico di mia proprietà.</text:p>
      <text:p text:style-name="P5"><text:span text:style-name="T11">Si autorizza la società </text:span><text:span text:style-name="T11"><text:placeholder text:placeholder-type="text">&lt;company.partner_id.name or ''&gt;</text:placeholder></text:span><text:span text:style-name="T11"> al trattamento dei dati personali in conformità al decreto legge 196/03.</text:span></text:p>
      <text:p text:style-name="P5"><text:span text:style-name="T12"/></text:p>
      <text:p text:style-name="P22"><text:span text:style-name="T12"/></text:p>
      <text:p text:style-name="P24"><text:placeholder text:placeholder-type="text">&lt;setLang(user.context_lang)&gt;</text:placeholder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8">Ricevuta Deposito Gomme</text:p>
            <text:p text:style-name="P11"/>
            <text:p text:style-name="P11">Copia Magazzino</text:p>
          </table:table-cell>
        </table:table-row>
        <table:table-row>
          <table:table-cell table:style-name="Tabella5.A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office:value-type="string">
                  <table:table table:name="Tabella7" table:style-name="Tabella7">
                    <table:table-column table:style-name="Tabella7.A"/>
                    <table:table-row>
                      <table:table-cell table:style-name="Tabella7.A1" office:value-type="string">
                        <text:p text:style-name="P12">Proprietario:</text:p>
                      </table:table-cell>
                    </table:table-row>
                    <table:table-row>
                      <table:table-cell table:style-name="Tabella7.A1" office:value-type="string">
                        <text:p text:style-name="P28"><text:placeholder text:placeholder-type="text">&lt;o.partner_id.name or ''&gt;</text:placeholder></text:p>
                        <text:p text:style-name="P17"/>
                        <text:p text:style-name="P29"><text:placeholder text:placeholder-type="text">&lt;o.partner_id.address and o.partner_id.address[0].street or ''&gt;</text:placeholder> <text:placeholder text:placeholder-type="text">&lt;o.partner_id.address and o.partner_id.address[0].street2 or ''&gt;</text:placeholder></text:p>
                        <text:p text:style-name="P30"><text:span text:style-name="T8"><text:placeholder text:placeholder-type="text">&lt;o.partner_id.address and o.partner_id.address[0].zip or ''&gt;</text:placeholder></text:span><text:span text:style-name="T8"> </text:span><text:span text:style-name="T8"><text:placeholder text:placeholder-type="text">&lt;o.partner_id.address and o.partner_id.address[0].city or ''&gt;</text:placeholder></text:span></text:p>
                        <text:p text:style-name="P18"><text:span text:style-name="T10">Tel: </text:span><text:span text:style-name="T8"><text:placeholder text:placeholder-type="text">&lt;o.partner_id.address and o.partner_id.address[0].phone or ''&gt;</text:placeholder></text:span></text:p>
                        <text:p text:style-name="P20"><text:span text:style-name="T5">Fax: </text:span><text:span text:style-name="T8"><text:placeholder text:placeholder-type="text">&lt;o.partner_id.address and o.partner_id.address[0].fax or ''&gt;</text:placeholder></text:span></text:p>
                        <text:p text:style-name="P18"><text:span text:style-name="T10">Email: </text:span><text:s/><text:span text:style-name="T8"><text:placeholder text:placeholder-type="text">&lt;o.partner_id.address and o.partner_id.address[0].email or ''&gt;</text:placeholder></text:span></text:p>
                      </table:table-cell>
                    </table:table-row>
                  </table:table>
                  <text:p text:style-name="P34"/>
                </table:table-cell>
                <table:table-cell table:style-name="Tabella6.A1" office:value-type="string">
                  <table:table table:name="Tabella8" table:style-name="Tabella8">
                    <table:table-column table:style-name="Tabella8.A"/>
                    <table:table-row>
                      <table:table-cell table:style-name="Tabella8.A1" office:value-type="string">
                        <text:p text:style-name="P25">Targa:</text:p>
                      </table:table-cell>
                    </table:table-row>
                    <table:table-row>
                      <table:table-cell table:style-name="Tabella8.A2" office:value-type="string">
                        <text:p text:style-name="P13"><text:placeholder text:placeholder-type="text">&lt;o.name&gt;</text:placeholder></text:p>
                      </table:table-cell>
                    </table:table-row>
                    <table:table-row>
                      <table:table-cell table:style-name="Tabella8.A3" office:value-type="string">
                        <text:p text:style-name="P12">Data consegna:</text:p>
                      </table:table-cell>
                    </table:table-row>
                    <table:table-row>
                      <table:table-cell table:style-name="Tabella8.A2" office:value-type="string">
                        <text:p text:style-name="P13"><text:placeholder text:placeholder-type="text">&lt;get_locale_date_from_datetime(o.date_storage) or ''&gt;</text:placeholder></text:p>
                      </table:table-cell>
                    </table:table-row>
                    <table:table-row>
                      <table:table-cell table:style-name="Tabella8.A2" office:value-type="string">
                        <text:p text:style-name="P12"/>
                      </table:table-cell>
                    </table:table-row>
                  </table:table>
                  <text:p text:style-name="P26"/>
                </table:table-cell>
              </table:table-row>
              <table:table-row>
                <table:table-cell table:style-name="Tabella6.A1" office:value-type="string">
                  <table:table table:name="Tabella9" table:style-name="Tabella9">
                    <table:table-column table:style-name="Tabella9.A"/>
                    <table:table-row>
                      <table:table-cell table:style-name="Tabella9.A1" office:value-type="string">
                        <text:p text:style-name="P12">Pneumatici consegnati: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if test="o.desc1"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o.desc1&gt;</text:placeholder> DOT <text:placeholder text:placeholder-type="text">&lt;o.dot1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/if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if test="o.desc2"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o.desc2&gt;</text:placeholder> DOT <text:placeholder text:placeholder-type="text">&lt;o.dot2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/if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if test="o.desc3"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o.desc3&gt;</text:placeholder> DOT <text:placeholder text:placeholder-type="text">&lt;o.dot3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/if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if test="o.desc4"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o.desc4&gt;</text:placeholder> DOT <text:placeholder text:placeholder-type="text">&lt;o.dot4&gt;</text:placeholder></text:p>
                      </table:table-cell>
                    </table:table-row>
                    <table:table-row>
                      <table:table-cell table:style-name="Tabella9.A2" office:value-type="string">
                        <text:p text:style-name="P25"><text:placeholder text:placeholder-type="text">&lt;/if&gt;</text:placeholder></text:p>
                      </table:table-cell>
                    </table:table-row>
                  </table:table>
                  <text:p text:style-name="P27"/>
                </table:table-cell>
                <table:table-cell table:style-name="Tabella6.A1" office:value-type="string">
                  <text:p text:style-name="P14"><text:placeholder text:placeholder-type="text">&lt;o.id&gt;</text:placeholder></text:p>
                </table:table-cell>
              </table:table-row>
            </table:table>
            <text:p text:style-name="P6"/>
          </table:table-cell>
        </table:table-row>
      </table:table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e </meta:initial-creator>
    <meta:creation-date>2012-04-11T09:31:22</meta:creation-date>
    <dc:date>2012-06-04T11:06:48</dc:date>
    <dc:creator>Loris Turchetti</dc:creator>
    <meta:editing-duration>PT05H35M20S</meta:editing-duration>
    <meta:editing-cycles>51</meta:editing-cycles>
    <meta:generator>OpenOffice.org/3.2$Linux OpenOffice.org_project/320m12$Build-9483</meta:generator>
    <meta:document-statistic meta:table-count="9" meta:image-count="0" meta:object-count="0" meta:page-count="4" meta:paragraph-count="90" meta:word-count="431" meta:character-count="3872"/>
  </office:meta>
</office:document-meta>
</file>